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6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7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8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9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6" style:family="paragraph" style:parent-style-name="Standard">
      <style:text-properties officeooo:rsid="000382d3" officeooo:paragraph-rsid="000382d3"/>
    </style:style>
    <style:style style:name="P27" style:family="paragraph" style:parent-style-name="Standard" style:list-style-name="L1">
      <style:text-properties officeooo:rsid="00037ad1" officeooo:paragraph-rsid="00037ad1"/>
    </style:style>
    <style:style style:name="P28" style:family="paragraph" style:parent-style-name="Standard" style:list-style-name="L1">
      <style:text-properties officeooo:rsid="000382d3" officeooo:paragraph-rsid="000382d3"/>
    </style:style>
    <style:style style:name="P29" style:family="paragraph" style:parent-style-name="Standard" style:list-style-name="L1">
      <style:text-properties officeooo:rsid="000bdb24" officeooo:paragraph-rsid="000bdb24"/>
    </style:style>
    <style:style style:name="P30" style:family="paragraph" style:parent-style-name="Standard" style:list-style-name="L1">
      <style:text-properties officeooo:rsid="00103d94" officeooo:paragraph-rsid="00103d94"/>
    </style:style>
    <style:style style:name="P31" style:family="paragraph" style:parent-style-name="Standard" style:list-style-name="L1">
      <style:text-properties officeooo:rsid="0027cc5d" officeooo:paragraph-rsid="0027cc5d"/>
    </style:style>
    <style:style style:name="P32" style:family="paragraph" style:parent-style-name="Standard" style:list-style-name="L2">
      <style:text-properties fo:font-weight="normal" officeooo:rsid="0029275b" officeooo:paragraph-rsid="0029275b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05d4f5" officeooo:paragraph-rsid="0005d4f5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07b5cc" officeooo:paragraph-rsid="0007b5cc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2968b1" officeooo:paragraph-rsid="002968b1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2a83a0" officeooo:paragraph-rsid="002a83a0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2bb108" officeooo:paragraph-rsid="002bb10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3548331644530778363" text:style-name="L1">
        <text:list-item>
          <text:p text:style-name="P27">\subsection{Jet Energy Corrections and Selection} : Corrections Section labelling</text:p>
        </text:list-item>
        <text:list-item>
          <text:p text:style-name="P28">Event selection : kfactors <text:span text:style-name="T2">section labelling</text:span></text:p>
        </text:list-item>
        <text:list-item>
          <text:p text:style-name="P29">Luminosity measurement section label</text:p>
        </text:list-item>
        <text:list-item>
          <text:p text:style-name="P30">JEC section label</text:p>
        </text:list-item>
        <text:list-item>
          <text:p text:style-name="P31">Add ref for Sanmay and Georg Analysis</text:p>
        </text:list-item>
      </text:list>
      <text:p text:style-name="P5">Chapter : <text:s/>Alphas</text:p>
      <text:p text:style-name="P5"/>
      <text:list xml:id="list4039441070518639173" text:style-name="L2">
        <text:list-item>
          <text:p text:style-name="P32">Reference Sanmay in fit method</text:p>
        </text:list-item>
      </text:list>
      <text:p text:style-name="P26"/>
      <text:p text:style-name="P2">Bibliography</text:p>
      <text:list xml:id="list8953447794651998513" text:style-name="L3">
        <text:list-item>
          <text:p text:style-name="P33">Style</text:p>
        </text:list-item>
        <text:list-item>
          <text:p text:style-name="P33">URL links visiting times</text:p>
        </text:list-item>
        <text:list-item>
          <text:p text:style-name="P34">Bibitem Manually</text:p>
          <text:p text:style-name="P34"/>
        </text:list-item>
      </text:list>
      <text:p text:style-name="P6">General</text:p>
      <text:list xml:id="list4445482274623634344" text:style-name="L4">
        <text:list-item>
          <text:p text:style-name="P35">cross section or cross-section</text:p>
        </text:list-item>
        <text:list-item>
          <text:p text:style-name="P36">Chapters starting on Odd pages</text:p>
        </text:list-item>
        <text:list-item>
          <text:p text:style-name="P37">Hyperlink Color</text:p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6</text:p>
          </table:table-cell>
          <table:table-cell table:style-name="Table1.H1" office:value-type="string">
            <text:p text:style-name="P23">7</text:p>
          </table:table-cell>
        </table:table-row>
        <table:table-row>
          <table:table-cell table:style-name="Table1.A2" office:value-type="string">
            <text:p text:style-name="P10">Spell check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., <text:s/>Ref., <text:span text:style-name="T4">Sec. abbreviations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amma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ures caption <text:span text:style-name="T3">and Sourc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Plots should match with PA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heck 300 position for all plo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colors in fig caption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Figures in content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Ref <text:span text:style-name="T5">and text </text:span>from PA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Capital/Small letters in Titl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text:span text:style-name="T5">D</text:span>ecimal points in axi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All figures legend : nj&gt;=2, nj&gt;=3, R3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Label 10 power : sequence chec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<text:span text:style-name="T6">C</text:span>aption spacing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R32 italic on plots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4">Intro and ending of each chap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5">Lumi for data, 8Tev for rest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11T15:17:26.853928315</dc:date>
    <meta:editing-duration>P3DT12H31M24S</meta:editing-duration>
    <meta:editing-cycles>34</meta:editing-cycles>
    <meta:generator>LibreOffice/5.1.6.2$Linux_X86_64 LibreOffice_project/10m0$Build-2</meta:generator>
    <meta:document-statistic meta:table-count="1" meta:image-count="0" meta:object-count="0" meta:page-count="2" meta:paragraph-count="42" meta:word-count="155" meta:character-count="861" meta:non-whitespace-character-count="757"/>
  </office:meta>
</office:document-meta>
</file>